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4.44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Grad</text:p>
          </table:table-cell>
          <table:table-cell table:style-name="ce1" office:value-type="string" calcext:value-type="string">
            <text:p>sin()</text:p>
          </table:table-cell>
          <table:table-cell table:style-name="ce1" office:value-type="string" calcext:value-type="string">
            <text:p>sin() mit Faktor</text:p>
          </table:table-cell>
          <table:table-cell table:style-name="ce1" office:value-type="string" calcext:value-type="string">
            <text:p>gerundet</text:p>
          </table:table-cell>
          <table:table-cell table:style-name="ce1"/>
          <table:table-cell table:style-name="ce1" office:value-type="string" calcext:value-type="string">
            <text:p>cos()</text:p>
          </table:table-cell>
          <table:table-cell table:style-name="ce1" office:value-type="string" calcext:value-type="string">
            <text:p>cos() mit Faktor</text:p>
          </table:table-cell>
          <table:table-cell table:style-name="ce1" office:value-type="string" calcext:value-type="string">
            <text:p>gerundet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60*([.A4]/60)" office:value-type="float" office:value="0" calcext:value-type="float">
            <text:p>0</text:p>
          </table:table-cell>
          <table:table-cell table:formula="of:=SIN(RADIANS([.B4]))" office:value-type="float" office:value="0" calcext:value-type="float">
            <text:p>0</text:p>
          </table:table-cell>
          <table:table-cell table:formula="of:=[.C4]*[.$A$1]" office:value-type="float" office:value="0" calcext:value-type="float">
            <text:p>0</text:p>
          </table:table-cell>
          <table:table-cell table:style-name="ce2" table:formula="of:=ROUND([.D4])" office:value-type="float" office:value="0" calcext:value-type="float">
            <text:p>0</text:p>
          </table:table-cell>
          <table:table-cell/>
          <table:table-cell table:formula="of:=COS(RADIANS([.B4]))" office:value-type="float" office:value="1" calcext:value-type="float">
            <text:p>1</text:p>
          </table:table-cell>
          <table:table-cell table:formula="of:=[.G4]*[.$A$1]" office:value-type="float" office:value="1024" calcext:value-type="float">
            <text:p>1024</text:p>
          </table:table-cell>
          <table:table-cell table:formula="of:=ROUND([.H4])" office:value-type="float" office:value="1024" calcext:value-type="float">
            <text:p>10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60*([.A5]/60)" office:value-type="float" office:value="6" calcext:value-type="float">
            <text:p>6</text:p>
          </table:table-cell>
          <table:table-cell table:formula="of:=SIN(RADIANS([.B5]))" office:value-type="float" office:value="0.104528463267653" calcext:value-type="float">
            <text:p>0,1045284633</text:p>
          </table:table-cell>
          <table:table-cell table:formula="of:=[.C5]*[.$A$1]" office:value-type="float" office:value="107.037146386077" calcext:value-type="float">
            <text:p>107,0371463861</text:p>
          </table:table-cell>
          <table:table-cell table:style-name="ce2" table:formula="of:=ROUND([.D5])" office:value-type="float" office:value="107" calcext:value-type="float">
            <text:p>107</text:p>
          </table:table-cell>
          <table:table-cell/>
          <table:table-cell table:formula="of:=COS(RADIANS([.B5]))" office:value-type="float" office:value="0.994521895368273" calcext:value-type="float">
            <text:p>0,9945218954</text:p>
          </table:table-cell>
          <table:table-cell table:formula="of:=[.G5]*[.$A$1]" office:value-type="float" office:value="1018.39042085711" calcext:value-type="float">
            <text:p>1018,3904208571</text:p>
          </table:table-cell>
          <table:table-cell table:formula="of:=ROUND([.H5])" office:value-type="float" office:value="1018" calcext:value-type="float">
            <text:p>10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60*([.A6]/60)" office:value-type="float" office:value="12" calcext:value-type="float">
            <text:p>12</text:p>
          </table:table-cell>
          <table:table-cell table:formula="of:=SIN(RADIANS([.B6]))" office:value-type="float" office:value="0.207911690817759" calcext:value-type="float">
            <text:p>0,2079116908</text:p>
          </table:table-cell>
          <table:table-cell table:formula="of:=[.C6]*[.$A$1]" office:value-type="float" office:value="212.901571397386" calcext:value-type="float">
            <text:p>212,9015713974</text:p>
          </table:table-cell>
          <table:table-cell table:style-name="ce2" table:formula="of:=ROUND([.D6])" office:value-type="float" office:value="213" calcext:value-type="float">
            <text:p>213</text:p>
          </table:table-cell>
          <table:table-cell/>
          <table:table-cell table:formula="of:=COS(RADIANS([.B6]))" office:value-type="float" office:value="0.978147600733806" calcext:value-type="float">
            <text:p>0,9781476007</text:p>
          </table:table-cell>
          <table:table-cell table:formula="of:=[.G6]*[.$A$1]" office:value-type="float" office:value="1001.62314315142" calcext:value-type="float">
            <text:p>1001,6231431514</text:p>
          </table:table-cell>
          <table:table-cell table:formula="of:=ROUND([.H6])" office:value-type="float" office:value="1002" calcext:value-type="float">
            <text:p>100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60*([.A7]/60)" office:value-type="float" office:value="18" calcext:value-type="float">
            <text:p>18</text:p>
          </table:table-cell>
          <table:table-cell table:formula="of:=SIN(RADIANS([.B7]))" office:value-type="float" office:value="0.309016994374947" calcext:value-type="float">
            <text:p>0,3090169944</text:p>
          </table:table-cell>
          <table:table-cell table:formula="of:=[.C7]*[.$A$1]" office:value-type="float" office:value="316.433402239946" calcext:value-type="float">
            <text:p>316,4334022399</text:p>
          </table:table-cell>
          <table:table-cell table:style-name="ce2" table:formula="of:=ROUND([.D7])" office:value-type="float" office:value="316" calcext:value-type="float">
            <text:p>316</text:p>
          </table:table-cell>
          <table:table-cell/>
          <table:table-cell table:formula="of:=COS(RADIANS([.B7]))" office:value-type="float" office:value="0.951056516295153" calcext:value-type="float">
            <text:p>0,9510565163</text:p>
          </table:table-cell>
          <table:table-cell table:formula="of:=[.G7]*[.$A$1]" office:value-type="float" office:value="973.881872686237" calcext:value-type="float">
            <text:p>973,8818726862</text:p>
          </table:table-cell>
          <table:table-cell table:formula="of:=ROUND([.H7])" office:value-type="float" office:value="974" calcext:value-type="float">
            <text:p>974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60*([.A8]/60)" office:value-type="float" office:value="24" calcext:value-type="float">
            <text:p>24</text:p>
          </table:table-cell>
          <table:table-cell table:formula="of:=SIN(RADIANS([.B8]))" office:value-type="float" office:value="0.4067366430758" calcext:value-type="float">
            <text:p>0,4067366431</text:p>
          </table:table-cell>
          <table:table-cell table:formula="of:=[.C8]*[.$A$1]" office:value-type="float" office:value="416.498322509619" calcext:value-type="float">
            <text:p>416,4983225096</text:p>
          </table:table-cell>
          <table:table-cell table:style-name="ce2" table:formula="of:=ROUND([.D8])" office:value-type="float" office:value="416" calcext:value-type="float">
            <text:p>416</text:p>
          </table:table-cell>
          <table:table-cell/>
          <table:table-cell table:formula="of:=COS(RADIANS([.B8]))" office:value-type="float" office:value="0.913545457642601" calcext:value-type="float">
            <text:p>0,9135454576</text:p>
          </table:table-cell>
          <table:table-cell table:formula="of:=[.G8]*[.$A$1]" office:value-type="float" office:value="935.470548626023" calcext:value-type="float">
            <text:p>935,470548626</text:p>
          </table:table-cell>
          <table:table-cell table:formula="of:=ROUND([.H8])" office:value-type="float" office:value="935" calcext:value-type="float">
            <text:p>93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60*([.A9]/60)" office:value-type="float" office:value="30" calcext:value-type="float">
            <text:p>30</text:p>
          </table:table-cell>
          <table:table-cell table:formula="of:=SIN(RADIANS([.B9]))" office:value-type="float" office:value="0.5" calcext:value-type="float">
            <text:p>0,5</text:p>
          </table:table-cell>
          <table:table-cell table:formula="of:=[.C9]*[.$A$1]" office:value-type="float" office:value="512" calcext:value-type="float">
            <text:p>512</text:p>
          </table:table-cell>
          <table:table-cell table:style-name="ce2" table:formula="of:=ROUND([.D9])" office:value-type="float" office:value="512" calcext:value-type="float">
            <text:p>512</text:p>
          </table:table-cell>
          <table:table-cell/>
          <table:table-cell table:formula="of:=COS(RADIANS([.B9]))" office:value-type="float" office:value="0.866025403784439" calcext:value-type="float">
            <text:p>0,8660254038</text:p>
          </table:table-cell>
          <table:table-cell table:formula="of:=[.G9]*[.$A$1]" office:value-type="float" office:value="886.810013475265" calcext:value-type="float">
            <text:p>886,8100134753</text:p>
          </table:table-cell>
          <table:table-cell table:formula="of:=ROUND([.H9])" office:value-type="float" office:value="887" calcext:value-type="float">
            <text:p>88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60*([.A10]/60)" office:value-type="float" office:value="36" calcext:value-type="float">
            <text:p>36</text:p>
          </table:table-cell>
          <table:table-cell table:formula="of:=SIN(RADIANS([.B10]))" office:value-type="float" office:value="0.587785252292473" calcext:value-type="float">
            <text:p>0,5877852523</text:p>
          </table:table-cell>
          <table:table-cell table:formula="of:=[.C10]*[.$A$1]" office:value-type="float" office:value="601.892098347493" calcext:value-type="float">
            <text:p>601,8920983475</text:p>
          </table:table-cell>
          <table:table-cell table:style-name="ce2" table:formula="of:=ROUND([.D10])" office:value-type="float" office:value="602" calcext:value-type="float">
            <text:p>602</text:p>
          </table:table-cell>
          <table:table-cell/>
          <table:table-cell table:formula="of:=COS(RADIANS([.B10]))" office:value-type="float" office:value="0.809016994374947" calcext:value-type="float">
            <text:p>0,8090169944</text:p>
          </table:table-cell>
          <table:table-cell table:formula="of:=[.G10]*[.$A$1]" office:value-type="float" office:value="828.433402239946" calcext:value-type="float">
            <text:p>828,4334022399</text:p>
          </table:table-cell>
          <table:table-cell table:formula="of:=ROUND([.H10])" office:value-type="float" office:value="828" calcext:value-type="float">
            <text:p>82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60*([.A11]/60)" office:value-type="float" office:value="42" calcext:value-type="float">
            <text:p>42</text:p>
          </table:table-cell>
          <table:table-cell table:formula="of:=SIN(RADIANS([.B11]))" office:value-type="float" office:value="0.669130606358858" calcext:value-type="float">
            <text:p>0,6691306064</text:p>
          </table:table-cell>
          <table:table-cell table:formula="of:=[.C11]*[.$A$1]" office:value-type="float" office:value="685.189740911471" calcext:value-type="float">
            <text:p>685,1897409115</text:p>
          </table:table-cell>
          <table:table-cell table:style-name="ce2" table:formula="of:=ROUND([.D11])" office:value-type="float" office:value="685" calcext:value-type="float">
            <text:p>685</text:p>
          </table:table-cell>
          <table:table-cell/>
          <table:table-cell table:formula="of:=COS(RADIANS([.B11]))" office:value-type="float" office:value="0.743144825477394" calcext:value-type="float">
            <text:p>0,7431448255</text:p>
          </table:table-cell>
          <table:table-cell table:formula="of:=[.G11]*[.$A$1]" office:value-type="float" office:value="760.980301288852" calcext:value-type="float">
            <text:p>760,9803012889</text:p>
          </table:table-cell>
          <table:table-cell table:formula="of:=ROUND([.H11])" office:value-type="float" office:value="761" calcext:value-type="float">
            <text:p>76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60*([.A12]/60)" office:value-type="float" office:value="48" calcext:value-type="float">
            <text:p>48</text:p>
          </table:table-cell>
          <table:table-cell table:formula="of:=SIN(RADIANS([.B12]))" office:value-type="float" office:value="0.743144825477394" calcext:value-type="float">
            <text:p>0,7431448255</text:p>
          </table:table-cell>
          <table:table-cell table:formula="of:=[.C12]*[.$A$1]" office:value-type="float" office:value="760.980301288852" calcext:value-type="float">
            <text:p>760,9803012889</text:p>
          </table:table-cell>
          <table:table-cell table:style-name="ce2" table:formula="of:=ROUND([.D12])" office:value-type="float" office:value="761" calcext:value-type="float">
            <text:p>761</text:p>
          </table:table-cell>
          <table:table-cell/>
          <table:table-cell table:formula="of:=COS(RADIANS([.B12]))" office:value-type="float" office:value="0.669130606358858" calcext:value-type="float">
            <text:p>0,6691306064</text:p>
          </table:table-cell>
          <table:table-cell table:formula="of:=[.G12]*[.$A$1]" office:value-type="float" office:value="685.189740911471" calcext:value-type="float">
            <text:p>685,1897409115</text:p>
          </table:table-cell>
          <table:table-cell table:formula="of:=ROUND([.H12])" office:value-type="float" office:value="685" calcext:value-type="float">
            <text:p>685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60*([.A13]/60)" office:value-type="float" office:value="54" calcext:value-type="float">
            <text:p>54</text:p>
          </table:table-cell>
          <table:table-cell table:formula="of:=SIN(RADIANS([.B13]))" office:value-type="float" office:value="0.809016994374947" calcext:value-type="float">
            <text:p>0,8090169944</text:p>
          </table:table-cell>
          <table:table-cell table:formula="of:=[.C13]*[.$A$1]" office:value-type="float" office:value="828.433402239946" calcext:value-type="float">
            <text:p>828,4334022399</text:p>
          </table:table-cell>
          <table:table-cell table:style-name="ce2" table:formula="of:=ROUND([.D13])" office:value-type="float" office:value="828" calcext:value-type="float">
            <text:p>828</text:p>
          </table:table-cell>
          <table:table-cell/>
          <table:table-cell table:formula="of:=COS(RADIANS([.B13]))" office:value-type="float" office:value="0.587785252292473" calcext:value-type="float">
            <text:p>0,5877852523</text:p>
          </table:table-cell>
          <table:table-cell table:formula="of:=[.G13]*[.$A$1]" office:value-type="float" office:value="601.892098347493" calcext:value-type="float">
            <text:p>601,8920983475</text:p>
          </table:table-cell>
          <table:table-cell table:formula="of:=ROUND([.H13])" office:value-type="float" office:value="602" calcext:value-type="float">
            <text:p>60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60*([.A14]/60)" office:value-type="float" office:value="60" calcext:value-type="float">
            <text:p>60</text:p>
          </table:table-cell>
          <table:table-cell table:formula="of:=SIN(RADIANS([.B14]))" office:value-type="float" office:value="0.866025403784439" calcext:value-type="float">
            <text:p>0,8660254038</text:p>
          </table:table-cell>
          <table:table-cell table:formula="of:=[.C14]*[.$A$1]" office:value-type="float" office:value="886.810013475265" calcext:value-type="float">
            <text:p>886,8100134753</text:p>
          </table:table-cell>
          <table:table-cell table:style-name="ce2" table:formula="of:=ROUND([.D14])" office:value-type="float" office:value="887" calcext:value-type="float">
            <text:p>887</text:p>
          </table:table-cell>
          <table:table-cell/>
          <table:table-cell table:formula="of:=COS(RADIANS([.B14]))" office:value-type="float" office:value="0.5" calcext:value-type="float">
            <text:p>0,5</text:p>
          </table:table-cell>
          <table:table-cell table:formula="of:=[.G14]*[.$A$1]" office:value-type="float" office:value="512" calcext:value-type="float">
            <text:p>512</text:p>
          </table:table-cell>
          <table:table-cell table:formula="of:=ROUND([.H14])"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60*([.A15]/60)" office:value-type="float" office:value="66" calcext:value-type="float">
            <text:p>66</text:p>
          </table:table-cell>
          <table:table-cell table:formula="of:=SIN(RADIANS([.B15]))" office:value-type="float" office:value="0.913545457642601" calcext:value-type="float">
            <text:p>0,9135454576</text:p>
          </table:table-cell>
          <table:table-cell table:formula="of:=[.C15]*[.$A$1]" office:value-type="float" office:value="935.470548626023" calcext:value-type="float">
            <text:p>935,470548626</text:p>
          </table:table-cell>
          <table:table-cell table:style-name="ce2" table:formula="of:=ROUND([.D15])" office:value-type="float" office:value="935" calcext:value-type="float">
            <text:p>935</text:p>
          </table:table-cell>
          <table:table-cell/>
          <table:table-cell table:formula="of:=COS(RADIANS([.B15]))" office:value-type="float" office:value="0.4067366430758" calcext:value-type="float">
            <text:p>0,4067366431</text:p>
          </table:table-cell>
          <table:table-cell table:formula="of:=[.G15]*[.$A$1]" office:value-type="float" office:value="416.498322509619" calcext:value-type="float">
            <text:p>416,4983225096</text:p>
          </table:table-cell>
          <table:table-cell table:formula="of:=ROUND([.H15])" office:value-type="float" office:value="416" calcext:value-type="float">
            <text:p>41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60*([.A16]/60)" office:value-type="float" office:value="72" calcext:value-type="float">
            <text:p>72</text:p>
          </table:table-cell>
          <table:table-cell table:formula="of:=SIN(RADIANS([.B16]))" office:value-type="float" office:value="0.951056516295153" calcext:value-type="float">
            <text:p>0,9510565163</text:p>
          </table:table-cell>
          <table:table-cell table:formula="of:=[.C16]*[.$A$1]" office:value-type="float" office:value="973.881872686237" calcext:value-type="float">
            <text:p>973,8818726862</text:p>
          </table:table-cell>
          <table:table-cell table:style-name="ce2" table:formula="of:=ROUND([.D16])" office:value-type="float" office:value="974" calcext:value-type="float">
            <text:p>974</text:p>
          </table:table-cell>
          <table:table-cell/>
          <table:table-cell table:formula="of:=COS(RADIANS([.B16]))" office:value-type="float" office:value="0.309016994374947" calcext:value-type="float">
            <text:p>0,3090169944</text:p>
          </table:table-cell>
          <table:table-cell table:formula="of:=[.G16]*[.$A$1]" office:value-type="float" office:value="316.433402239946" calcext:value-type="float">
            <text:p>316,4334022399</text:p>
          </table:table-cell>
          <table:table-cell table:formula="of:=ROUND([.H16])" office:value-type="float" office:value="316" calcext:value-type="float">
            <text:p>3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60*([.A17]/60)" office:value-type="float" office:value="78" calcext:value-type="float">
            <text:p>78</text:p>
          </table:table-cell>
          <table:table-cell table:formula="of:=SIN(RADIANS([.B17]))" office:value-type="float" office:value="0.978147600733806" calcext:value-type="float">
            <text:p>0,9781476007</text:p>
          </table:table-cell>
          <table:table-cell table:formula="of:=[.C17]*[.$A$1]" office:value-type="float" office:value="1001.62314315142" calcext:value-type="float">
            <text:p>1001,6231431514</text:p>
          </table:table-cell>
          <table:table-cell table:style-name="ce2" table:formula="of:=ROUND([.D17])" office:value-type="float" office:value="1002" calcext:value-type="float">
            <text:p>1002</text:p>
          </table:table-cell>
          <table:table-cell/>
          <table:table-cell table:formula="of:=COS(RADIANS([.B17]))" office:value-type="float" office:value="0.207911690817759" calcext:value-type="float">
            <text:p>0,2079116908</text:p>
          </table:table-cell>
          <table:table-cell table:formula="of:=[.G17]*[.$A$1]" office:value-type="float" office:value="212.901571397386" calcext:value-type="float">
            <text:p>212,9015713974</text:p>
          </table:table-cell>
          <table:table-cell table:formula="of:=ROUND([.H17])" office:value-type="float" office:value="213" calcext:value-type="float">
            <text:p>213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60*([.A18]/60)" office:value-type="float" office:value="84" calcext:value-type="float">
            <text:p>84</text:p>
          </table:table-cell>
          <table:table-cell table:formula="of:=SIN(RADIANS([.B18]))" office:value-type="float" office:value="0.994521895368273" calcext:value-type="float">
            <text:p>0,9945218954</text:p>
          </table:table-cell>
          <table:table-cell table:formula="of:=[.C18]*[.$A$1]" office:value-type="float" office:value="1018.39042085711" calcext:value-type="float">
            <text:p>1018,3904208571</text:p>
          </table:table-cell>
          <table:table-cell table:style-name="ce2" table:formula="of:=ROUND([.D18])" office:value-type="float" office:value="1018" calcext:value-type="float">
            <text:p>1018</text:p>
          </table:table-cell>
          <table:table-cell/>
          <table:table-cell table:formula="of:=COS(RADIANS([.B18]))" office:value-type="float" office:value="0.104528463267653" calcext:value-type="float">
            <text:p>0,1045284633</text:p>
          </table:table-cell>
          <table:table-cell table:formula="of:=[.G18]*[.$A$1]" office:value-type="float" office:value="107.037146386077" calcext:value-type="float">
            <text:p>107,0371463861</text:p>
          </table:table-cell>
          <table:table-cell table:formula="of:=ROUND([.H18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60*([.A19]/60)" office:value-type="float" office:value="90" calcext:value-type="float">
            <text:p>90</text:p>
          </table:table-cell>
          <table:table-cell table:formula="of:=SIN(RADIANS([.B19]))" office:value-type="float" office:value="1" calcext:value-type="float">
            <text:p>1</text:p>
          </table:table-cell>
          <table:table-cell table:formula="of:=[.C19]*[.$A$1]" office:value-type="float" office:value="1024" calcext:value-type="float">
            <text:p>1024</text:p>
          </table:table-cell>
          <table:table-cell table:style-name="ce2" table:formula="of:=ROUND([.D19])" office:value-type="float" office:value="1024" calcext:value-type="float">
            <text:p>1024</text:p>
          </table:table-cell>
          <table:table-cell/>
          <table:table-cell table:formula="of:=COS(RADIANS([.B19]))" office:value-type="float" office:value="6.12323399573677E-017" calcext:value-type="float">
            <text:p>6,12323399573677E-017</text:p>
          </table:table-cell>
          <table:table-cell table:formula="of:=[.G19]*[.$A$1]" office:value-type="float" office:value="0.0000000000000627019161163445" calcext:value-type="float">
            <text:p>6,27019161163445E-014</text:p>
          </table:table-cell>
          <table:table-cell table:formula="of:=ROUND([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60*([.A20]/60)" office:value-type="float" office:value="96" calcext:value-type="float">
            <text:p>96</text:p>
          </table:table-cell>
          <table:table-cell table:formula="of:=SIN(RADIANS([.B20]))" office:value-type="float" office:value="0.994521895368273" calcext:value-type="float">
            <text:p>0,9945218954</text:p>
          </table:table-cell>
          <table:table-cell table:formula="of:=[.C20]*[.$A$1]" office:value-type="float" office:value="1018.39042085711" calcext:value-type="float">
            <text:p>1018,3904208571</text:p>
          </table:table-cell>
          <table:table-cell table:formula="of:=ROUND([.D20])" office:value-type="float" office:value="1018" calcext:value-type="float">
            <text:p>1018</text:p>
          </table:table-cell>
          <table:table-cell/>
          <table:table-cell table:formula="of:=COS(RADIANS([.B20]))" office:value-type="float" office:value="-0.104528463267654" calcext:value-type="float">
            <text:p>-0,1045284633</text:p>
          </table:table-cell>
          <table:table-cell table:formula="of:=[.G20]*[.$A$1]" office:value-type="float" office:value="-107.037146386077" calcext:value-type="float">
            <text:p>-107,0371463861</text:p>
          </table:table-cell>
          <table:table-cell table:formula="of:=ROUND([.H20])" office:value-type="float" office:value="-107" calcext:value-type="float">
            <text:p>-10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60*([.A21]/60)" office:value-type="float" office:value="102" calcext:value-type="float">
            <text:p>102</text:p>
          </table:table-cell>
          <table:table-cell table:formula="of:=SIN(RADIANS([.B21]))" office:value-type="float" office:value="0.978147600733806" calcext:value-type="float">
            <text:p>0,9781476007</text:p>
          </table:table-cell>
          <table:table-cell table:formula="of:=[.C21]*[.$A$1]" office:value-type="float" office:value="1001.62314315142" calcext:value-type="float">
            <text:p>1001,6231431514</text:p>
          </table:table-cell>
          <table:table-cell table:formula="of:=ROUND([.D21])" office:value-type="float" office:value="1002" calcext:value-type="float">
            <text:p>1002</text:p>
          </table:table-cell>
          <table:table-cell/>
          <table:table-cell table:formula="of:=COS(RADIANS([.B21]))" office:value-type="float" office:value="-0.207911690817759" calcext:value-type="float">
            <text:p>-0,2079116908</text:p>
          </table:table-cell>
          <table:table-cell table:formula="of:=[.G21]*[.$A$1]" office:value-type="float" office:value="-212.901571397386" calcext:value-type="float">
            <text:p>-212,9015713974</text:p>
          </table:table-cell>
          <table:table-cell table:formula="of:=ROUND([.H21])" office:value-type="float" office:value="-213" calcext:value-type="float">
            <text:p>-2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60*([.A22]/60)" office:value-type="float" office:value="108" calcext:value-type="float">
            <text:p>108</text:p>
          </table:table-cell>
          <table:table-cell table:formula="of:=SIN(RADIANS([.B22]))" office:value-type="float" office:value="0.951056516295154" calcext:value-type="float">
            <text:p>0,9510565163</text:p>
          </table:table-cell>
          <table:table-cell table:formula="of:=[.C22]*[.$A$1]" office:value-type="float" office:value="973.881872686237" calcext:value-type="float">
            <text:p>973,8818726862</text:p>
          </table:table-cell>
          <table:table-cell table:formula="of:=ROUND([.D22])" office:value-type="float" office:value="974" calcext:value-type="float">
            <text:p>974</text:p>
          </table:table-cell>
          <table:table-cell/>
          <table:table-cell table:formula="of:=COS(RADIANS([.B22]))" office:value-type="float" office:value="-0.309016994374947" calcext:value-type="float">
            <text:p>-0,3090169944</text:p>
          </table:table-cell>
          <table:table-cell table:formula="of:=[.G22]*[.$A$1]" office:value-type="float" office:value="-316.433402239946" calcext:value-type="float">
            <text:p>-316,4334022399</text:p>
          </table:table-cell>
          <table:table-cell table:formula="of:=ROUND([.H22])" office:value-type="float" office:value="-316" calcext:value-type="float">
            <text:p>-31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60*([.A23]/60)" office:value-type="float" office:value="114" calcext:value-type="float">
            <text:p>114</text:p>
          </table:table-cell>
          <table:table-cell table:formula="of:=SIN(RADIANS([.B23]))" office:value-type="float" office:value="0.913545457642601" calcext:value-type="float">
            <text:p>0,9135454576</text:p>
          </table:table-cell>
          <table:table-cell table:formula="of:=[.C23]*[.$A$1]" office:value-type="float" office:value="935.470548626023" calcext:value-type="float">
            <text:p>935,470548626</text:p>
          </table:table-cell>
          <table:table-cell table:formula="of:=ROUND([.D23])" office:value-type="float" office:value="935" calcext:value-type="float">
            <text:p>935</text:p>
          </table:table-cell>
          <table:table-cell/>
          <table:table-cell table:formula="of:=COS(RADIANS([.B23]))" office:value-type="float" office:value="-0.4067366430758" calcext:value-type="float">
            <text:p>-0,4067366431</text:p>
          </table:table-cell>
          <table:table-cell table:formula="of:=[.G23]*[.$A$1]" office:value-type="float" office:value="-416.498322509619" calcext:value-type="float">
            <text:p>-416,4983225096</text:p>
          </table:table-cell>
          <table:table-cell table:formula="of:=ROUND([.H23])" office:value-type="float" office:value="-416" calcext:value-type="float">
            <text:p>-41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60*([.A24]/60)" office:value-type="float" office:value="120" calcext:value-type="float">
            <text:p>120</text:p>
          </table:table-cell>
          <table:table-cell table:formula="of:=SIN(RADIANS([.B24]))" office:value-type="float" office:value="0.866025403784439" calcext:value-type="float">
            <text:p>0,8660254038</text:p>
          </table:table-cell>
          <table:table-cell table:formula="of:=[.C24]*[.$A$1]" office:value-type="float" office:value="886.810013475265" calcext:value-type="float">
            <text:p>886,8100134753</text:p>
          </table:table-cell>
          <table:table-cell table:formula="of:=ROUND([.D24])" office:value-type="float" office:value="887" calcext:value-type="float">
            <text:p>887</text:p>
          </table:table-cell>
          <table:table-cell/>
          <table:table-cell table:formula="of:=COS(RADIANS([.B24]))" office:value-type="float" office:value="-0.5" calcext:value-type="float">
            <text:p>-0,5</text:p>
          </table:table-cell>
          <table:table-cell table:formula="of:=[.G24]*[.$A$1]" office:value-type="float" office:value="-512" calcext:value-type="float">
            <text:p>-512</text:p>
          </table:table-cell>
          <table:table-cell table:formula="of:=ROUND([.H24])" office:value-type="float" office:value="-512" calcext:value-type="float">
            <text:p>-51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60*([.A25]/60)" office:value-type="float" office:value="126" calcext:value-type="float">
            <text:p>126</text:p>
          </table:table-cell>
          <table:table-cell table:formula="of:=SIN(RADIANS([.B25]))" office:value-type="float" office:value="0.809016994374947" calcext:value-type="float">
            <text:p>0,8090169944</text:p>
          </table:table-cell>
          <table:table-cell table:formula="of:=[.C25]*[.$A$1]" office:value-type="float" office:value="828.433402239946" calcext:value-type="float">
            <text:p>828,4334022399</text:p>
          </table:table-cell>
          <table:table-cell table:formula="of:=ROUND([.D25])" office:value-type="float" office:value="828" calcext:value-type="float">
            <text:p>828</text:p>
          </table:table-cell>
          <table:table-cell/>
          <table:table-cell table:formula="of:=COS(RADIANS([.B25]))" office:value-type="float" office:value="-0.587785252292473" calcext:value-type="float">
            <text:p>-0,5877852523</text:p>
          </table:table-cell>
          <table:table-cell table:formula="of:=[.G25]*[.$A$1]" office:value-type="float" office:value="-601.892098347492" calcext:value-type="float">
            <text:p>-601,8920983475</text:p>
          </table:table-cell>
          <table:table-cell table:formula="of:=ROUND([.H25])" office:value-type="float" office:value="-602" calcext:value-type="float">
            <text:p>-602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60*([.A26]/60)" office:value-type="float" office:value="132" calcext:value-type="float">
            <text:p>132</text:p>
          </table:table-cell>
          <table:table-cell table:formula="of:=SIN(RADIANS([.B26]))" office:value-type="float" office:value="0.743144825477394" calcext:value-type="float">
            <text:p>0,7431448255</text:p>
          </table:table-cell>
          <table:table-cell table:formula="of:=[.C26]*[.$A$1]" office:value-type="float" office:value="760.980301288852" calcext:value-type="float">
            <text:p>760,9803012889</text:p>
          </table:table-cell>
          <table:table-cell table:formula="of:=ROUND([.D26])" office:value-type="float" office:value="761" calcext:value-type="float">
            <text:p>761</text:p>
          </table:table-cell>
          <table:table-cell/>
          <table:table-cell table:formula="of:=COS(RADIANS([.B26]))" office:value-type="float" office:value="-0.669130606358858" calcext:value-type="float">
            <text:p>-0,6691306064</text:p>
          </table:table-cell>
          <table:table-cell table:formula="of:=[.G26]*[.$A$1]" office:value-type="float" office:value="-685.189740911471" calcext:value-type="float">
            <text:p>-685,1897409115</text:p>
          </table:table-cell>
          <table:table-cell table:formula="of:=ROUND([.H26])" office:value-type="float" office:value="-685" calcext:value-type="float">
            <text:p>-6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60*([.A27]/60)" office:value-type="float" office:value="138" calcext:value-type="float">
            <text:p>138</text:p>
          </table:table-cell>
          <table:table-cell table:formula="of:=SIN(RADIANS([.B27]))" office:value-type="float" office:value="0.669130606358858" calcext:value-type="float">
            <text:p>0,6691306064</text:p>
          </table:table-cell>
          <table:table-cell table:formula="of:=[.C27]*[.$A$1]" office:value-type="float" office:value="685.189740911471" calcext:value-type="float">
            <text:p>685,1897409115</text:p>
          </table:table-cell>
          <table:table-cell table:formula="of:=ROUND([.D27])" office:value-type="float" office:value="685" calcext:value-type="float">
            <text:p>685</text:p>
          </table:table-cell>
          <table:table-cell/>
          <table:table-cell table:formula="of:=COS(RADIANS([.B27]))" office:value-type="float" office:value="-0.743144825477394" calcext:value-type="float">
            <text:p>-0,7431448255</text:p>
          </table:table-cell>
          <table:table-cell table:formula="of:=[.G27]*[.$A$1]" office:value-type="float" office:value="-760.980301288851" calcext:value-type="float">
            <text:p>-760,9803012889</text:p>
          </table:table-cell>
          <table:table-cell table:formula="of:=ROUND([.H27])" office:value-type="float" office:value="-761" calcext:value-type="float">
            <text:p>-76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60*([.A28]/60)" office:value-type="float" office:value="144" calcext:value-type="float">
            <text:p>144</text:p>
          </table:table-cell>
          <table:table-cell table:formula="of:=SIN(RADIANS([.B28]))" office:value-type="float" office:value="0.587785252292473" calcext:value-type="float">
            <text:p>0,5877852523</text:p>
          </table:table-cell>
          <table:table-cell table:formula="of:=[.C28]*[.$A$1]" office:value-type="float" office:value="601.892098347493" calcext:value-type="float">
            <text:p>601,8920983475</text:p>
          </table:table-cell>
          <table:table-cell table:formula="of:=ROUND([.D28])" office:value-type="float" office:value="602" calcext:value-type="float">
            <text:p>602</text:p>
          </table:table-cell>
          <table:table-cell/>
          <table:table-cell table:formula="of:=COS(RADIANS([.B28]))" office:value-type="float" office:value="-0.809016994374947" calcext:value-type="float">
            <text:p>-0,8090169944</text:p>
          </table:table-cell>
          <table:table-cell table:formula="of:=[.G28]*[.$A$1]" office:value-type="float" office:value="-828.433402239946" calcext:value-type="float">
            <text:p>-828,4334022399</text:p>
          </table:table-cell>
          <table:table-cell table:formula="of:=ROUND([.H28])" office:value-type="float" office:value="-828" calcext:value-type="float">
            <text:p>-82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60*([.A29]/60)" office:value-type="float" office:value="150" calcext:value-type="float">
            <text:p>150</text:p>
          </table:table-cell>
          <table:table-cell table:formula="of:=SIN(RADIANS([.B29]))" office:value-type="float" office:value="0.5" calcext:value-type="float">
            <text:p>0,5</text:p>
          </table:table-cell>
          <table:table-cell table:formula="of:=[.C29]*[.$A$1]" office:value-type="float" office:value="512" calcext:value-type="float">
            <text:p>512</text:p>
          </table:table-cell>
          <table:table-cell table:formula="of:=ROUND([.D29])" office:value-type="float" office:value="512" calcext:value-type="float">
            <text:p>512</text:p>
          </table:table-cell>
          <table:table-cell/>
          <table:table-cell table:formula="of:=COS(RADIANS([.B29]))" office:value-type="float" office:value="-0.866025403784439" calcext:value-type="float">
            <text:p>-0,8660254038</text:p>
          </table:table-cell>
          <table:table-cell table:formula="of:=[.G29]*[.$A$1]" office:value-type="float" office:value="-886.810013475265" calcext:value-type="float">
            <text:p>-886,8100134753</text:p>
          </table:table-cell>
          <table:table-cell table:formula="of:=ROUND([.H29])" office:value-type="float" office:value="-887" calcext:value-type="float">
            <text:p>-88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60*([.A30]/60)" office:value-type="float" office:value="156" calcext:value-type="float">
            <text:p>156</text:p>
          </table:table-cell>
          <table:table-cell table:formula="of:=SIN(RADIANS([.B30]))" office:value-type="float" office:value="0.4067366430758" calcext:value-type="float">
            <text:p>0,4067366431</text:p>
          </table:table-cell>
          <table:table-cell table:formula="of:=[.C30]*[.$A$1]" office:value-type="float" office:value="416.49832250962" calcext:value-type="float">
            <text:p>416,4983225096</text:p>
          </table:table-cell>
          <table:table-cell table:formula="of:=ROUND([.D30])" office:value-type="float" office:value="416" calcext:value-type="float">
            <text:p>416</text:p>
          </table:table-cell>
          <table:table-cell/>
          <table:table-cell table:formula="of:=COS(RADIANS([.B30]))" office:value-type="float" office:value="-0.913545457642601" calcext:value-type="float">
            <text:p>-0,9135454576</text:p>
          </table:table-cell>
          <table:table-cell table:formula="of:=[.G30]*[.$A$1]" office:value-type="float" office:value="-935.470548626023" calcext:value-type="float">
            <text:p>-935,470548626</text:p>
          </table:table-cell>
          <table:table-cell table:formula="of:=ROUND([.H30])" office:value-type="float" office:value="-935" calcext:value-type="float">
            <text:p>-93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60*([.A31]/60)" office:value-type="float" office:value="162" calcext:value-type="float">
            <text:p>162</text:p>
          </table:table-cell>
          <table:table-cell table:formula="of:=SIN(RADIANS([.B31]))" office:value-type="float" office:value="0.309016994374947" calcext:value-type="float">
            <text:p>0,3090169944</text:p>
          </table:table-cell>
          <table:table-cell table:formula="of:=[.C31]*[.$A$1]" office:value-type="float" office:value="316.433402239946" calcext:value-type="float">
            <text:p>316,4334022399</text:p>
          </table:table-cell>
          <table:table-cell table:formula="of:=ROUND([.D31])" office:value-type="float" office:value="316" calcext:value-type="float">
            <text:p>316</text:p>
          </table:table-cell>
          <table:table-cell/>
          <table:table-cell table:formula="of:=COS(RADIANS([.B31]))" office:value-type="float" office:value="-0.951056516295153" calcext:value-type="float">
            <text:p>-0,9510565163</text:p>
          </table:table-cell>
          <table:table-cell table:formula="of:=[.G31]*[.$A$1]" office:value-type="float" office:value="-973.881872686237" calcext:value-type="float">
            <text:p>-973,8818726862</text:p>
          </table:table-cell>
          <table:table-cell table:formula="of:=ROUND([.H31])" office:value-type="float" office:value="-974" calcext:value-type="float">
            <text:p>-974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60*([.A32]/60)" office:value-type="float" office:value="168" calcext:value-type="float">
            <text:p>168</text:p>
          </table:table-cell>
          <table:table-cell table:formula="of:=SIN(RADIANS([.B32]))" office:value-type="float" office:value="0.207911690817759" calcext:value-type="float">
            <text:p>0,2079116908</text:p>
          </table:table-cell>
          <table:table-cell table:formula="of:=[.C32]*[.$A$1]" office:value-type="float" office:value="212.901571397386" calcext:value-type="float">
            <text:p>212,9015713974</text:p>
          </table:table-cell>
          <table:table-cell table:formula="of:=ROUND([.D32])" office:value-type="float" office:value="213" calcext:value-type="float">
            <text:p>213</text:p>
          </table:table-cell>
          <table:table-cell/>
          <table:table-cell table:formula="of:=COS(RADIANS([.B32]))" office:value-type="float" office:value="-0.978147600733806" calcext:value-type="float">
            <text:p>-0,9781476007</text:p>
          </table:table-cell>
          <table:table-cell table:formula="of:=[.G32]*[.$A$1]" office:value-type="float" office:value="-1001.62314315142" calcext:value-type="float">
            <text:p>-1001,6231431514</text:p>
          </table:table-cell>
          <table:table-cell table:formula="of:=ROUND([.H32])" office:value-type="float" office:value="-1002" calcext:value-type="float">
            <text:p>-1002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60*([.A33]/60)" office:value-type="float" office:value="174" calcext:value-type="float">
            <text:p>174</text:p>
          </table:table-cell>
          <table:table-cell table:formula="of:=SIN(RADIANS([.B33]))" office:value-type="float" office:value="0.104528463267654" calcext:value-type="float">
            <text:p>0,1045284633</text:p>
          </table:table-cell>
          <table:table-cell table:formula="of:=[.C33]*[.$A$1]" office:value-type="float" office:value="107.037146386077" calcext:value-type="float">
            <text:p>107,0371463861</text:p>
          </table:table-cell>
          <table:table-cell table:formula="of:=ROUND([.D33])" office:value-type="float" office:value="107" calcext:value-type="float">
            <text:p>107</text:p>
          </table:table-cell>
          <table:table-cell/>
          <table:table-cell table:formula="of:=COS(RADIANS([.B33]))" office:value-type="float" office:value="-0.994521895368273" calcext:value-type="float">
            <text:p>-0,9945218954</text:p>
          </table:table-cell>
          <table:table-cell table:formula="of:=[.G33]*[.$A$1]" office:value-type="float" office:value="-1018.39042085711" calcext:value-type="float">
            <text:p>-1018,3904208571</text:p>
          </table:table-cell>
          <table:table-cell table:formula="of:=ROUND([.H33])" office:value-type="float" office:value="-1018" calcext:value-type="float">
            <text:p>-101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60*([.A34]/60)" office:value-type="float" office:value="180" calcext:value-type="float">
            <text:p>180</text:p>
          </table:table-cell>
          <table:table-cell table:formula="of:=SIN(RADIANS([.B34]))" office:value-type="float" office:value="1.22464679914735E-016" calcext:value-type="float">
            <text:p>1,22464679914735E-016</text:p>
          </table:table-cell>
          <table:table-cell table:formula="of:=[.C34]*[.$A$1]" office:value-type="float" office:value="0.000000000000125403832232689" calcext:value-type="float">
            <text:p>1,25403832232689E-013</text:p>
          </table:table-cell>
          <table:table-cell table:formula="of:=ROUND([.D34])" office:value-type="float" office:value="0" calcext:value-type="float">
            <text:p>0</text:p>
          </table:table-cell>
          <table:table-cell/>
          <table:table-cell table:formula="of:=COS(RADIANS([.B34]))" office:value-type="float" office:value="-1" calcext:value-type="float">
            <text:p>-1</text:p>
          </table:table-cell>
          <table:table-cell table:formula="of:=[.G34]*[.$A$1]" office:value-type="float" office:value="-1024" calcext:value-type="float">
            <text:p>-1024</text:p>
          </table:table-cell>
          <table:table-cell table:formula="of:=ROUND([.H34])" office:value-type="float" office:value="-1024" calcext:value-type="float">
            <text:p>-1024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60*([.A35]/60)" office:value-type="float" office:value="186" calcext:value-type="float">
            <text:p>186</text:p>
          </table:table-cell>
          <table:table-cell table:formula="of:=SIN(RADIANS([.B35]))" office:value-type="float" office:value="-0.104528463267654" calcext:value-type="float">
            <text:p>-0,1045284633</text:p>
          </table:table-cell>
          <table:table-cell table:formula="of:=[.C35]*[.$A$1]" office:value-type="float" office:value="-107.037146386078" calcext:value-type="float">
            <text:p>-107,0371463861</text:p>
          </table:table-cell>
          <table:table-cell table:formula="of:=ROUND([.D35])" office:value-type="float" office:value="-107" calcext:value-type="float">
            <text:p>-107</text:p>
          </table:table-cell>
          <table:table-cell/>
          <table:table-cell table:formula="of:=COS(RADIANS([.B35]))" office:value-type="float" office:value="-0.994521895368273" calcext:value-type="float">
            <text:p>-0,9945218954</text:p>
          </table:table-cell>
          <table:table-cell table:formula="of:=[.G35]*[.$A$1]" office:value-type="float" office:value="-1018.39042085711" calcext:value-type="float">
            <text:p>-1018,3904208571</text:p>
          </table:table-cell>
          <table:table-cell table:formula="of:=ROUND([.H35])" office:value-type="float" office:value="-1018" calcext:value-type="float">
            <text:p>-1018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60*([.A36]/60)" office:value-type="float" office:value="192" calcext:value-type="float">
            <text:p>192</text:p>
          </table:table-cell>
          <table:table-cell table:formula="of:=SIN(RADIANS([.B36]))" office:value-type="float" office:value="-0.207911690817759" calcext:value-type="float">
            <text:p>-0,2079116908</text:p>
          </table:table-cell>
          <table:table-cell table:formula="of:=[.C36]*[.$A$1]" office:value-type="float" office:value="-212.901571397386" calcext:value-type="float">
            <text:p>-212,9015713974</text:p>
          </table:table-cell>
          <table:table-cell table:formula="of:=ROUND([.D36])" office:value-type="float" office:value="-213" calcext:value-type="float">
            <text:p>-213</text:p>
          </table:table-cell>
          <table:table-cell/>
          <table:table-cell table:formula="of:=COS(RADIANS([.B36]))" office:value-type="float" office:value="-0.978147600733806" calcext:value-type="float">
            <text:p>-0,9781476007</text:p>
          </table:table-cell>
          <table:table-cell table:formula="of:=[.G36]*[.$A$1]" office:value-type="float" office:value="-1001.62314315142" calcext:value-type="float">
            <text:p>-1001,6231431514</text:p>
          </table:table-cell>
          <table:table-cell table:formula="of:=ROUND([.H36])" office:value-type="float" office:value="-1002" calcext:value-type="float">
            <text:p>-1002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60*([.A37]/60)" office:value-type="float" office:value="198" calcext:value-type="float">
            <text:p>198</text:p>
          </table:table-cell>
          <table:table-cell table:formula="of:=SIN(RADIANS([.B37]))" office:value-type="float" office:value="-0.309016994374948" calcext:value-type="float">
            <text:p>-0,3090169944</text:p>
          </table:table-cell>
          <table:table-cell table:formula="of:=[.C37]*[.$A$1]" office:value-type="float" office:value="-316.433402239946" calcext:value-type="float">
            <text:p>-316,4334022399</text:p>
          </table:table-cell>
          <table:table-cell table:formula="of:=ROUND([.D37])" office:value-type="float" office:value="-316" calcext:value-type="float">
            <text:p>-316</text:p>
          </table:table-cell>
          <table:table-cell/>
          <table:table-cell table:formula="of:=COS(RADIANS([.B37]))" office:value-type="float" office:value="-0.951056516295153" calcext:value-type="float">
            <text:p>-0,9510565163</text:p>
          </table:table-cell>
          <table:table-cell table:formula="of:=[.G37]*[.$A$1]" office:value-type="float" office:value="-973.881872686237" calcext:value-type="float">
            <text:p>-973,8818726862</text:p>
          </table:table-cell>
          <table:table-cell table:formula="of:=ROUND([.H37])" office:value-type="float" office:value="-974" calcext:value-type="float">
            <text:p>-974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60*([.A38]/60)" office:value-type="float" office:value="204" calcext:value-type="float">
            <text:p>204</text:p>
          </table:table-cell>
          <table:table-cell table:formula="of:=SIN(RADIANS([.B38]))" office:value-type="float" office:value="-0.4067366430758" calcext:value-type="float">
            <text:p>-0,4067366431</text:p>
          </table:table-cell>
          <table:table-cell table:formula="of:=[.C38]*[.$A$1]" office:value-type="float" office:value="-416.498322509619" calcext:value-type="float">
            <text:p>-416,4983225096</text:p>
          </table:table-cell>
          <table:table-cell table:formula="of:=ROUND([.D38])" office:value-type="float" office:value="-416" calcext:value-type="float">
            <text:p>-416</text:p>
          </table:table-cell>
          <table:table-cell/>
          <table:table-cell table:formula="of:=COS(RADIANS([.B38]))" office:value-type="float" office:value="-0.913545457642601" calcext:value-type="float">
            <text:p>-0,9135454576</text:p>
          </table:table-cell>
          <table:table-cell table:formula="of:=[.G38]*[.$A$1]" office:value-type="float" office:value="-935.470548626023" calcext:value-type="float">
            <text:p>-935,470548626</text:p>
          </table:table-cell>
          <table:table-cell table:formula="of:=ROUND([.H38])" office:value-type="float" office:value="-935" calcext:value-type="float">
            <text:p>-935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60*([.A39]/60)" office:value-type="float" office:value="210" calcext:value-type="float">
            <text:p>210</text:p>
          </table:table-cell>
          <table:table-cell table:formula="of:=SIN(RADIANS([.B39]))" office:value-type="float" office:value="-0.5" calcext:value-type="float">
            <text:p>-0,5</text:p>
          </table:table-cell>
          <table:table-cell table:formula="of:=[.C39]*[.$A$1]" office:value-type="float" office:value="-512" calcext:value-type="float">
            <text:p>-512</text:p>
          </table:table-cell>
          <table:table-cell table:formula="of:=ROUND([.D39])" office:value-type="float" office:value="-512" calcext:value-type="float">
            <text:p>-512</text:p>
          </table:table-cell>
          <table:table-cell/>
          <table:table-cell table:formula="of:=COS(RADIANS([.B39]))" office:value-type="float" office:value="-0.866025403784439" calcext:value-type="float">
            <text:p>-0,8660254038</text:p>
          </table:table-cell>
          <table:table-cell table:formula="of:=[.G39]*[.$A$1]" office:value-type="float" office:value="-886.810013475265" calcext:value-type="float">
            <text:p>-886,8100134753</text:p>
          </table:table-cell>
          <table:table-cell table:formula="of:=ROUND([.H39])" office:value-type="float" office:value="-887" calcext:value-type="float">
            <text:p>-88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60*([.A40]/60)" office:value-type="float" office:value="216" calcext:value-type="float">
            <text:p>216</text:p>
          </table:table-cell>
          <table:table-cell table:formula="of:=SIN(RADIANS([.B40]))" office:value-type="float" office:value="-0.587785252292473" calcext:value-type="float">
            <text:p>-0,5877852523</text:p>
          </table:table-cell>
          <table:table-cell table:formula="of:=[.C40]*[.$A$1]" office:value-type="float" office:value="-601.892098347492" calcext:value-type="float">
            <text:p>-601,8920983475</text:p>
          </table:table-cell>
          <table:table-cell table:formula="of:=ROUND([.D40])" office:value-type="float" office:value="-602" calcext:value-type="float">
            <text:p>-602</text:p>
          </table:table-cell>
          <table:table-cell/>
          <table:table-cell table:formula="of:=COS(RADIANS([.B40]))" office:value-type="float" office:value="-0.809016994374947" calcext:value-type="float">
            <text:p>-0,8090169944</text:p>
          </table:table-cell>
          <table:table-cell table:formula="of:=[.G40]*[.$A$1]" office:value-type="float" office:value="-828.433402239946" calcext:value-type="float">
            <text:p>-828,4334022399</text:p>
          </table:table-cell>
          <table:table-cell table:formula="of:=ROUND([.H40])" office:value-type="float" office:value="-828" calcext:value-type="float">
            <text:p>-82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60*([.A41]/60)" office:value-type="float" office:value="222" calcext:value-type="float">
            <text:p>222</text:p>
          </table:table-cell>
          <table:table-cell table:formula="of:=SIN(RADIANS([.B41]))" office:value-type="float" office:value="-0.669130606358858" calcext:value-type="float">
            <text:p>-0,6691306064</text:p>
          </table:table-cell>
          <table:table-cell table:formula="of:=[.C41]*[.$A$1]" office:value-type="float" office:value="-685.189740911471" calcext:value-type="float">
            <text:p>-685,1897409115</text:p>
          </table:table-cell>
          <table:table-cell table:formula="of:=ROUND([.D41])" office:value-type="float" office:value="-685" calcext:value-type="float">
            <text:p>-685</text:p>
          </table:table-cell>
          <table:table-cell/>
          <table:table-cell table:formula="of:=COS(RADIANS([.B41]))" office:value-type="float" office:value="-0.743144825477394" calcext:value-type="float">
            <text:p>-0,7431448255</text:p>
          </table:table-cell>
          <table:table-cell table:formula="of:=[.G41]*[.$A$1]" office:value-type="float" office:value="-760.980301288852" calcext:value-type="float">
            <text:p>-760,9803012889</text:p>
          </table:table-cell>
          <table:table-cell table:formula="of:=ROUND([.H41])" office:value-type="float" office:value="-761" calcext:value-type="float">
            <text:p>-76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60*([.A42]/60)" office:value-type="float" office:value="228" calcext:value-type="float">
            <text:p>228</text:p>
          </table:table-cell>
          <table:table-cell table:formula="of:=SIN(RADIANS([.B42]))" office:value-type="float" office:value="-0.743144825477394" calcext:value-type="float">
            <text:p>-0,7431448255</text:p>
          </table:table-cell>
          <table:table-cell table:formula="of:=[.C42]*[.$A$1]" office:value-type="float" office:value="-760.980301288852" calcext:value-type="float">
            <text:p>-760,9803012889</text:p>
          </table:table-cell>
          <table:table-cell table:formula="of:=ROUND([.D42])" office:value-type="float" office:value="-761" calcext:value-type="float">
            <text:p>-761</text:p>
          </table:table-cell>
          <table:table-cell/>
          <table:table-cell table:formula="of:=COS(RADIANS([.B42]))" office:value-type="float" office:value="-0.669130606358858" calcext:value-type="float">
            <text:p>-0,6691306064</text:p>
          </table:table-cell>
          <table:table-cell table:formula="of:=[.G42]*[.$A$1]" office:value-type="float" office:value="-685.189740911471" calcext:value-type="float">
            <text:p>-685,1897409115</text:p>
          </table:table-cell>
          <table:table-cell table:formula="of:=ROUND([.H42])" office:value-type="float" office:value="-685" calcext:value-type="float">
            <text:p>-685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60*([.A43]/60)" office:value-type="float" office:value="234" calcext:value-type="float">
            <text:p>234</text:p>
          </table:table-cell>
          <table:table-cell table:formula="of:=SIN(RADIANS([.B43]))" office:value-type="float" office:value="-0.809016994374947" calcext:value-type="float">
            <text:p>-0,8090169944</text:p>
          </table:table-cell>
          <table:table-cell table:formula="of:=[.C43]*[.$A$1]" office:value-type="float" office:value="-828.433402239946" calcext:value-type="float">
            <text:p>-828,4334022399</text:p>
          </table:table-cell>
          <table:table-cell table:formula="of:=ROUND([.D43])" office:value-type="float" office:value="-828" calcext:value-type="float">
            <text:p>-828</text:p>
          </table:table-cell>
          <table:table-cell/>
          <table:table-cell table:formula="of:=COS(RADIANS([.B43]))" office:value-type="float" office:value="-0.587785252292473" calcext:value-type="float">
            <text:p>-0,5877852523</text:p>
          </table:table-cell>
          <table:table-cell table:formula="of:=[.G43]*[.$A$1]" office:value-type="float" office:value="-601.892098347493" calcext:value-type="float">
            <text:p>-601,8920983475</text:p>
          </table:table-cell>
          <table:table-cell table:formula="of:=ROUND([.H43])" office:value-type="float" office:value="-602" calcext:value-type="float">
            <text:p>-602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60*([.A44]/60)" office:value-type="float" office:value="240" calcext:value-type="float">
            <text:p>240</text:p>
          </table:table-cell>
          <table:table-cell table:formula="of:=SIN(RADIANS([.B44]))" office:value-type="float" office:value="-0.866025403784438" calcext:value-type="float">
            <text:p>-0,8660254038</text:p>
          </table:table-cell>
          <table:table-cell table:formula="of:=[.C44]*[.$A$1]" office:value-type="float" office:value="-886.810013475265" calcext:value-type="float">
            <text:p>-886,8100134753</text:p>
          </table:table-cell>
          <table:table-cell table:formula="of:=ROUND([.D44])" office:value-type="float" office:value="-887" calcext:value-type="float">
            <text:p>-887</text:p>
          </table:table-cell>
          <table:table-cell/>
          <table:table-cell table:formula="of:=COS(RADIANS([.B44]))" office:value-type="float" office:value="-0.5" calcext:value-type="float">
            <text:p>-0,5</text:p>
          </table:table-cell>
          <table:table-cell table:formula="of:=[.G44]*[.$A$1]" office:value-type="float" office:value="-512" calcext:value-type="float">
            <text:p>-512</text:p>
          </table:table-cell>
          <table:table-cell table:formula="of:=ROUND([.H44])" office:value-type="float" office:value="-512" calcext:value-type="float">
            <text:p>-51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60*([.A45]/60)" office:value-type="float" office:value="246" calcext:value-type="float">
            <text:p>246</text:p>
          </table:table-cell>
          <table:table-cell table:formula="of:=SIN(RADIANS([.B45]))" office:value-type="float" office:value="-0.913545457642601" calcext:value-type="float">
            <text:p>-0,9135454576</text:p>
          </table:table-cell>
          <table:table-cell table:formula="of:=[.C45]*[.$A$1]" office:value-type="float" office:value="-935.470548626024" calcext:value-type="float">
            <text:p>-935,470548626</text:p>
          </table:table-cell>
          <table:table-cell table:formula="of:=ROUND([.D45])" office:value-type="float" office:value="-935" calcext:value-type="float">
            <text:p>-935</text:p>
          </table:table-cell>
          <table:table-cell/>
          <table:table-cell table:formula="of:=COS(RADIANS([.B45]))" office:value-type="float" office:value="-0.4067366430758" calcext:value-type="float">
            <text:p>-0,4067366431</text:p>
          </table:table-cell>
          <table:table-cell table:formula="of:=[.G45]*[.$A$1]" office:value-type="float" office:value="-416.498322509619" calcext:value-type="float">
            <text:p>-416,4983225096</text:p>
          </table:table-cell>
          <table:table-cell table:formula="of:=ROUND([.H45])" office:value-type="float" office:value="-416" calcext:value-type="float">
            <text:p>-416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60*([.A46]/60)" office:value-type="float" office:value="252" calcext:value-type="float">
            <text:p>252</text:p>
          </table:table-cell>
          <table:table-cell table:formula="of:=SIN(RADIANS([.B46]))" office:value-type="float" office:value="-0.951056516295153" calcext:value-type="float">
            <text:p>-0,9510565163</text:p>
          </table:table-cell>
          <table:table-cell table:formula="of:=[.C46]*[.$A$1]" office:value-type="float" office:value="-973.881872686237" calcext:value-type="float">
            <text:p>-973,8818726862</text:p>
          </table:table-cell>
          <table:table-cell table:formula="of:=ROUND([.D46])" office:value-type="float" office:value="-974" calcext:value-type="float">
            <text:p>-974</text:p>
          </table:table-cell>
          <table:table-cell/>
          <table:table-cell table:formula="of:=COS(RADIANS([.B46]))" office:value-type="float" office:value="-0.309016994374948" calcext:value-type="float">
            <text:p>-0,3090169944</text:p>
          </table:table-cell>
          <table:table-cell table:formula="of:=[.G46]*[.$A$1]" office:value-type="float" office:value="-316.433402239946" calcext:value-type="float">
            <text:p>-316,4334022399</text:p>
          </table:table-cell>
          <table:table-cell table:formula="of:=ROUND([.H46])" office:value-type="float" office:value="-316" calcext:value-type="float">
            <text:p>-31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60*([.A47]/60)" office:value-type="float" office:value="258" calcext:value-type="float">
            <text:p>258</text:p>
          </table:table-cell>
          <table:table-cell table:formula="of:=SIN(RADIANS([.B47]))" office:value-type="float" office:value="-0.978147600733806" calcext:value-type="float">
            <text:p>-0,9781476007</text:p>
          </table:table-cell>
          <table:table-cell table:formula="of:=[.C47]*[.$A$1]" office:value-type="float" office:value="-1001.62314315142" calcext:value-type="float">
            <text:p>-1001,6231431514</text:p>
          </table:table-cell>
          <table:table-cell table:formula="of:=ROUND([.D47])" office:value-type="float" office:value="-1002" calcext:value-type="float">
            <text:p>-1002</text:p>
          </table:table-cell>
          <table:table-cell/>
          <table:table-cell table:formula="of:=COS(RADIANS([.B47]))" office:value-type="float" office:value="-0.20791169081776" calcext:value-type="float">
            <text:p>-0,2079116908</text:p>
          </table:table-cell>
          <table:table-cell table:formula="of:=[.G47]*[.$A$1]" office:value-type="float" office:value="-212.901571397386" calcext:value-type="float">
            <text:p>-212,9015713974</text:p>
          </table:table-cell>
          <table:table-cell table:formula="of:=ROUND([.H47])" office:value-type="float" office:value="-213" calcext:value-type="float">
            <text:p>-213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60*([.A48]/60)" office:value-type="float" office:value="264" calcext:value-type="float">
            <text:p>264</text:p>
          </table:table-cell>
          <table:table-cell table:formula="of:=SIN(RADIANS([.B48]))" office:value-type="float" office:value="-0.994521895368273" calcext:value-type="float">
            <text:p>-0,9945218954</text:p>
          </table:table-cell>
          <table:table-cell table:formula="of:=[.C48]*[.$A$1]" office:value-type="float" office:value="-1018.39042085711" calcext:value-type="float">
            <text:p>-1018,3904208571</text:p>
          </table:table-cell>
          <table:table-cell table:formula="of:=ROUND([.D48])" office:value-type="float" office:value="-1018" calcext:value-type="float">
            <text:p>-1018</text:p>
          </table:table-cell>
          <table:table-cell/>
          <table:table-cell table:formula="of:=COS(RADIANS([.B48]))" office:value-type="float" office:value="-0.104528463267653" calcext:value-type="float">
            <text:p>-0,1045284633</text:p>
          </table:table-cell>
          <table:table-cell table:formula="of:=[.G48]*[.$A$1]" office:value-type="float" office:value="-107.037146386077" calcext:value-type="float">
            <text:p>-107,0371463861</text:p>
          </table:table-cell>
          <table:table-cell table:formula="of:=ROUND([.H48])" office:value-type="float" office:value="-107" calcext:value-type="float">
            <text:p>-107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60*([.A49]/60)" office:value-type="float" office:value="270" calcext:value-type="float">
            <text:p>270</text:p>
          </table:table-cell>
          <table:table-cell table:formula="of:=SIN(RADIANS([.B49]))" office:value-type="float" office:value="-1" calcext:value-type="float">
            <text:p>-1</text:p>
          </table:table-cell>
          <table:table-cell table:formula="of:=[.C49]*[.$A$1]" office:value-type="float" office:value="-1024" calcext:value-type="float">
            <text:p>-1024</text:p>
          </table:table-cell>
          <table:table-cell table:formula="of:=ROUND([.D49])" office:value-type="float" office:value="-1024" calcext:value-type="float">
            <text:p>-1024</text:p>
          </table:table-cell>
          <table:table-cell/>
          <table:table-cell table:formula="of:=COS(RADIANS([.B49]))" office:value-type="float" office:value="-1.83697019872103E-016" calcext:value-type="float">
            <text:p>-1,83697019872103E-016</text:p>
          </table:table-cell>
          <table:table-cell table:formula="of:=[.G49]*[.$A$1]" office:value-type="float" office:value="-0.000000000000188105748349033" calcext:value-type="float">
            <text:p>-1,88105748349033E-013</text:p>
          </table:table-cell>
          <table:table-cell table:formula="of:=ROUND([.H49])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60*([.A50]/60)" office:value-type="float" office:value="276" calcext:value-type="float">
            <text:p>276</text:p>
          </table:table-cell>
          <table:table-cell table:formula="of:=SIN(RADIANS([.B50]))" office:value-type="float" office:value="-0.994521895368273" calcext:value-type="float">
            <text:p>-0,9945218954</text:p>
          </table:table-cell>
          <table:table-cell table:formula="of:=[.C50]*[.$A$1]" office:value-type="float" office:value="-1018.39042085711" calcext:value-type="float">
            <text:p>-1018,3904208571</text:p>
          </table:table-cell>
          <table:table-cell table:formula="of:=ROUND([.D50])" office:value-type="float" office:value="-1018" calcext:value-type="float">
            <text:p>-1018</text:p>
          </table:table-cell>
          <table:table-cell/>
          <table:table-cell table:formula="of:=COS(RADIANS([.B50]))" office:value-type="float" office:value="0.104528463267653" calcext:value-type="float">
            <text:p>0,1045284633</text:p>
          </table:table-cell>
          <table:table-cell table:formula="of:=[.G50]*[.$A$1]" office:value-type="float" office:value="107.037146386077" calcext:value-type="float">
            <text:p>107,0371463861</text:p>
          </table:table-cell>
          <table:table-cell table:formula="of:=ROUND([.H50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60*([.A51]/60)" office:value-type="float" office:value="282" calcext:value-type="float">
            <text:p>282</text:p>
          </table:table-cell>
          <table:table-cell table:formula="of:=SIN(RADIANS([.B51]))" office:value-type="float" office:value="-0.978147600733806" calcext:value-type="float">
            <text:p>-0,9781476007</text:p>
          </table:table-cell>
          <table:table-cell table:formula="of:=[.C51]*[.$A$1]" office:value-type="float" office:value="-1001.62314315142" calcext:value-type="float">
            <text:p>-1001,6231431514</text:p>
          </table:table-cell>
          <table:table-cell table:formula="of:=ROUND([.D51])" office:value-type="float" office:value="-1002" calcext:value-type="float">
            <text:p>-1002</text:p>
          </table:table-cell>
          <table:table-cell/>
          <table:table-cell table:formula="of:=COS(RADIANS([.B51]))" office:value-type="float" office:value="0.207911690817759" calcext:value-type="float">
            <text:p>0,2079116908</text:p>
          </table:table-cell>
          <table:table-cell table:formula="of:=[.G51]*[.$A$1]" office:value-type="float" office:value="212.901571397386" calcext:value-type="float">
            <text:p>212,9015713974</text:p>
          </table:table-cell>
          <table:table-cell table:formula="of:=ROUND([.H51])" office:value-type="float" office:value="213" calcext:value-type="float">
            <text:p>213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60*([.A52]/60)" office:value-type="float" office:value="288" calcext:value-type="float">
            <text:p>288</text:p>
          </table:table-cell>
          <table:table-cell table:formula="of:=SIN(RADIANS([.B52]))" office:value-type="float" office:value="-0.951056516295154" calcext:value-type="float">
            <text:p>-0,9510565163</text:p>
          </table:table-cell>
          <table:table-cell table:formula="of:=[.C52]*[.$A$1]" office:value-type="float" office:value="-973.881872686237" calcext:value-type="float">
            <text:p>-973,8818726862</text:p>
          </table:table-cell>
          <table:table-cell table:formula="of:=ROUND([.D52])" office:value-type="float" office:value="-974" calcext:value-type="float">
            <text:p>-974</text:p>
          </table:table-cell>
          <table:table-cell/>
          <table:table-cell table:formula="of:=COS(RADIANS([.B52]))" office:value-type="float" office:value="0.309016994374947" calcext:value-type="float">
            <text:p>0,3090169944</text:p>
          </table:table-cell>
          <table:table-cell table:formula="of:=[.G52]*[.$A$1]" office:value-type="float" office:value="316.433402239946" calcext:value-type="float">
            <text:p>316,4334022399</text:p>
          </table:table-cell>
          <table:table-cell table:formula="of:=ROUND([.H52])" office:value-type="float" office:value="316" calcext:value-type="float">
            <text:p>31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60*([.A53]/60)" office:value-type="float" office:value="294" calcext:value-type="float">
            <text:p>294</text:p>
          </table:table-cell>
          <table:table-cell table:formula="of:=SIN(RADIANS([.B53]))" office:value-type="float" office:value="-0.913545457642601" calcext:value-type="float">
            <text:p>-0,9135454576</text:p>
          </table:table-cell>
          <table:table-cell table:formula="of:=[.C53]*[.$A$1]" office:value-type="float" office:value="-935.470548626024" calcext:value-type="float">
            <text:p>-935,470548626</text:p>
          </table:table-cell>
          <table:table-cell table:formula="of:=ROUND([.D53])" office:value-type="float" office:value="-935" calcext:value-type="float">
            <text:p>-935</text:p>
          </table:table-cell>
          <table:table-cell/>
          <table:table-cell table:formula="of:=COS(RADIANS([.B53]))" office:value-type="float" office:value="0.4067366430758" calcext:value-type="float">
            <text:p>0,4067366431</text:p>
          </table:table-cell>
          <table:table-cell table:formula="of:=[.G53]*[.$A$1]" office:value-type="float" office:value="416.498322509619" calcext:value-type="float">
            <text:p>416,4983225096</text:p>
          </table:table-cell>
          <table:table-cell table:formula="of:=ROUND([.H53])" office:value-type="float" office:value="416" calcext:value-type="float">
            <text:p>416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60*([.A54]/60)" office:value-type="float" office:value="300" calcext:value-type="float">
            <text:p>300</text:p>
          </table:table-cell>
          <table:table-cell table:formula="of:=SIN(RADIANS([.B54]))" office:value-type="float" office:value="-0.866025403784439" calcext:value-type="float">
            <text:p>-0,8660254038</text:p>
          </table:table-cell>
          <table:table-cell table:formula="of:=[.C54]*[.$A$1]" office:value-type="float" office:value="-886.810013475265" calcext:value-type="float">
            <text:p>-886,8100134753</text:p>
          </table:table-cell>
          <table:table-cell table:formula="of:=ROUND([.D54])" office:value-type="float" office:value="-887" calcext:value-type="float">
            <text:p>-887</text:p>
          </table:table-cell>
          <table:table-cell/>
          <table:table-cell table:formula="of:=COS(RADIANS([.B54]))" office:value-type="float" office:value="0.5" calcext:value-type="float">
            <text:p>0,5</text:p>
          </table:table-cell>
          <table:table-cell table:formula="of:=[.G54]*[.$A$1]" office:value-type="float" office:value="512" calcext:value-type="float">
            <text:p>512</text:p>
          </table:table-cell>
          <table:table-cell table:formula="of:=ROUND([.H54])" office:value-type="float" office:value="512" calcext:value-type="float">
            <text:p>512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60*([.A55]/60)" office:value-type="float" office:value="306" calcext:value-type="float">
            <text:p>306</text:p>
          </table:table-cell>
          <table:table-cell table:formula="of:=SIN(RADIANS([.B55]))" office:value-type="float" office:value="-0.809016994374947" calcext:value-type="float">
            <text:p>-0,8090169944</text:p>
          </table:table-cell>
          <table:table-cell table:formula="of:=[.C55]*[.$A$1]" office:value-type="float" office:value="-828.433402239946" calcext:value-type="float">
            <text:p>-828,4334022399</text:p>
          </table:table-cell>
          <table:table-cell table:formula="of:=ROUND([.D55])" office:value-type="float" office:value="-828" calcext:value-type="float">
            <text:p>-828</text:p>
          </table:table-cell>
          <table:table-cell/>
          <table:table-cell table:formula="of:=COS(RADIANS([.B55]))" office:value-type="float" office:value="0.587785252292473" calcext:value-type="float">
            <text:p>0,5877852523</text:p>
          </table:table-cell>
          <table:table-cell table:formula="of:=[.G55]*[.$A$1]" office:value-type="float" office:value="601.892098347492" calcext:value-type="float">
            <text:p>601,8920983475</text:p>
          </table:table-cell>
          <table:table-cell table:formula="of:=ROUND([.H55])" office:value-type="float" office:value="602" calcext:value-type="float">
            <text:p>602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60*([.A56]/60)" office:value-type="float" office:value="312" calcext:value-type="float">
            <text:p>312</text:p>
          </table:table-cell>
          <table:table-cell table:formula="of:=SIN(RADIANS([.B56]))" office:value-type="float" office:value="-0.743144825477395" calcext:value-type="float">
            <text:p>-0,7431448255</text:p>
          </table:table-cell>
          <table:table-cell table:formula="of:=[.C56]*[.$A$1]" office:value-type="float" office:value="-760.980301288852" calcext:value-type="float">
            <text:p>-760,9803012889</text:p>
          </table:table-cell>
          <table:table-cell table:formula="of:=ROUND([.D56])" office:value-type="float" office:value="-761" calcext:value-type="float">
            <text:p>-761</text:p>
          </table:table-cell>
          <table:table-cell/>
          <table:table-cell table:formula="of:=COS(RADIANS([.B56]))" office:value-type="float" office:value="0.669130606358858" calcext:value-type="float">
            <text:p>0,6691306064</text:p>
          </table:table-cell>
          <table:table-cell table:formula="of:=[.G56]*[.$A$1]" office:value-type="float" office:value="685.18974091147" calcext:value-type="float">
            <text:p>685,1897409115</text:p>
          </table:table-cell>
          <table:table-cell table:formula="of:=ROUND([.H56])" office:value-type="float" office:value="685" calcext:value-type="float">
            <text:p>685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60*([.A57]/60)" office:value-type="float" office:value="318" calcext:value-type="float">
            <text:p>318</text:p>
          </table:table-cell>
          <table:table-cell table:formula="of:=SIN(RADIANS([.B57]))" office:value-type="float" office:value="-0.669130606358858" calcext:value-type="float">
            <text:p>-0,6691306064</text:p>
          </table:table-cell>
          <table:table-cell table:formula="of:=[.C57]*[.$A$1]" office:value-type="float" office:value="-685.189740911471" calcext:value-type="float">
            <text:p>-685,1897409115</text:p>
          </table:table-cell>
          <table:table-cell table:formula="of:=ROUND([.D57])" office:value-type="float" office:value="-685" calcext:value-type="float">
            <text:p>-685</text:p>
          </table:table-cell>
          <table:table-cell/>
          <table:table-cell table:formula="of:=COS(RADIANS([.B57]))" office:value-type="float" office:value="0.743144825477394" calcext:value-type="float">
            <text:p>0,7431448255</text:p>
          </table:table-cell>
          <table:table-cell table:formula="of:=[.G57]*[.$A$1]" office:value-type="float" office:value="760.980301288852" calcext:value-type="float">
            <text:p>760,9803012889</text:p>
          </table:table-cell>
          <table:table-cell table:formula="of:=ROUND([.H57])" office:value-type="float" office:value="761" calcext:value-type="float">
            <text:p>76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60*([.A58]/60)" office:value-type="float" office:value="324" calcext:value-type="float">
            <text:p>324</text:p>
          </table:table-cell>
          <table:table-cell table:formula="of:=SIN(RADIANS([.B58]))" office:value-type="float" office:value="-0.587785252292473" calcext:value-type="float">
            <text:p>-0,5877852523</text:p>
          </table:table-cell>
          <table:table-cell table:formula="of:=[.C58]*[.$A$1]" office:value-type="float" office:value="-601.892098347493" calcext:value-type="float">
            <text:p>-601,8920983475</text:p>
          </table:table-cell>
          <table:table-cell table:formula="of:=ROUND([.D58])" office:value-type="float" office:value="-602" calcext:value-type="float">
            <text:p>-602</text:p>
          </table:table-cell>
          <table:table-cell/>
          <table:table-cell table:formula="of:=COS(RADIANS([.B58]))" office:value-type="float" office:value="0.809016994374947" calcext:value-type="float">
            <text:p>0,8090169944</text:p>
          </table:table-cell>
          <table:table-cell table:formula="of:=[.G58]*[.$A$1]" office:value-type="float" office:value="828.433402239946" calcext:value-type="float">
            <text:p>828,4334022399</text:p>
          </table:table-cell>
          <table:table-cell table:formula="of:=ROUND([.H58])" office:value-type="float" office:value="828" calcext:value-type="float">
            <text:p>828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60*([.A59]/60)" office:value-type="float" office:value="330" calcext:value-type="float">
            <text:p>330</text:p>
          </table:table-cell>
          <table:table-cell table:formula="of:=SIN(RADIANS([.B59]))" office:value-type="float" office:value="-0.5" calcext:value-type="float">
            <text:p>-0,5</text:p>
          </table:table-cell>
          <table:table-cell table:formula="of:=[.C59]*[.$A$1]" office:value-type="float" office:value="-512" calcext:value-type="float">
            <text:p>-512</text:p>
          </table:table-cell>
          <table:table-cell table:formula="of:=ROUND([.D59])" office:value-type="float" office:value="-512" calcext:value-type="float">
            <text:p>-512</text:p>
          </table:table-cell>
          <table:table-cell/>
          <table:table-cell table:formula="of:=COS(RADIANS([.B59]))" office:value-type="float" office:value="0.866025403784438" calcext:value-type="float">
            <text:p>0,8660254038</text:p>
          </table:table-cell>
          <table:table-cell table:formula="of:=[.G59]*[.$A$1]" office:value-type="float" office:value="886.810013475265" calcext:value-type="float">
            <text:p>886,8100134753</text:p>
          </table:table-cell>
          <table:table-cell table:formula="of:=ROUND([.H59])" office:value-type="float" office:value="887" calcext:value-type="float">
            <text:p>88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60*([.A60]/60)" office:value-type="float" office:value="336" calcext:value-type="float">
            <text:p>336</text:p>
          </table:table-cell>
          <table:table-cell table:formula="of:=SIN(RADIANS([.B60]))" office:value-type="float" office:value="-0.4067366430758" calcext:value-type="float">
            <text:p>-0,4067366431</text:p>
          </table:table-cell>
          <table:table-cell table:formula="of:=[.C60]*[.$A$1]" office:value-type="float" office:value="-416.498322509619" calcext:value-type="float">
            <text:p>-416,4983225096</text:p>
          </table:table-cell>
          <table:table-cell table:formula="of:=ROUND([.D60])" office:value-type="float" office:value="-416" calcext:value-type="float">
            <text:p>-416</text:p>
          </table:table-cell>
          <table:table-cell/>
          <table:table-cell table:formula="of:=COS(RADIANS([.B60]))" office:value-type="float" office:value="0.913545457642601" calcext:value-type="float">
            <text:p>0,9135454576</text:p>
          </table:table-cell>
          <table:table-cell table:formula="of:=[.G60]*[.$A$1]" office:value-type="float" office:value="935.470548626024" calcext:value-type="float">
            <text:p>935,470548626</text:p>
          </table:table-cell>
          <table:table-cell table:formula="of:=ROUND([.H60])" office:value-type="float" office:value="935" calcext:value-type="float">
            <text:p>935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60*([.A61]/60)" office:value-type="float" office:value="342" calcext:value-type="float">
            <text:p>342</text:p>
          </table:table-cell>
          <table:table-cell table:formula="of:=SIN(RADIANS([.B61]))" office:value-type="float" office:value="-0.309016994374948" calcext:value-type="float">
            <text:p>-0,3090169944</text:p>
          </table:table-cell>
          <table:table-cell table:formula="of:=[.C61]*[.$A$1]" office:value-type="float" office:value="-316.433402239946" calcext:value-type="float">
            <text:p>-316,4334022399</text:p>
          </table:table-cell>
          <table:table-cell table:formula="of:=ROUND([.D61])" office:value-type="float" office:value="-316" calcext:value-type="float">
            <text:p>-316</text:p>
          </table:table-cell>
          <table:table-cell/>
          <table:table-cell table:formula="of:=COS(RADIANS([.B61]))" office:value-type="float" office:value="0.951056516295153" calcext:value-type="float">
            <text:p>0,9510565163</text:p>
          </table:table-cell>
          <table:table-cell table:formula="of:=[.G61]*[.$A$1]" office:value-type="float" office:value="973.881872686237" calcext:value-type="float">
            <text:p>973,8818726862</text:p>
          </table:table-cell>
          <table:table-cell table:formula="of:=ROUND([.H61])" office:value-type="float" office:value="974" calcext:value-type="float">
            <text:p>974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60*([.A62]/60)" office:value-type="float" office:value="348" calcext:value-type="float">
            <text:p>348</text:p>
          </table:table-cell>
          <table:table-cell table:formula="of:=SIN(RADIANS([.B62]))" office:value-type="float" office:value="-0.20791169081776" calcext:value-type="float">
            <text:p>-0,2079116908</text:p>
          </table:table-cell>
          <table:table-cell table:formula="of:=[.C62]*[.$A$1]" office:value-type="float" office:value="-212.901571397386" calcext:value-type="float">
            <text:p>-212,9015713974</text:p>
          </table:table-cell>
          <table:table-cell table:formula="of:=ROUND([.D62])" office:value-type="float" office:value="-213" calcext:value-type="float">
            <text:p>-213</text:p>
          </table:table-cell>
          <table:table-cell/>
          <table:table-cell table:formula="of:=COS(RADIANS([.B62]))" office:value-type="float" office:value="0.978147600733806" calcext:value-type="float">
            <text:p>0,9781476007</text:p>
          </table:table-cell>
          <table:table-cell table:formula="of:=[.G62]*[.$A$1]" office:value-type="float" office:value="1001.62314315142" calcext:value-type="float">
            <text:p>1001,6231431514</text:p>
          </table:table-cell>
          <table:table-cell table:formula="of:=ROUND([.H62])" office:value-type="float" office:value="1002" calcext:value-type="float">
            <text:p>1002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60*([.A63]/60)" office:value-type="float" office:value="354" calcext:value-type="float">
            <text:p>354</text:p>
          </table:table-cell>
          <table:table-cell table:formula="of:=SIN(RADIANS([.B63]))" office:value-type="float" office:value="-0.104528463267653" calcext:value-type="float">
            <text:p>-0,1045284633</text:p>
          </table:table-cell>
          <table:table-cell table:formula="of:=[.C63]*[.$A$1]" office:value-type="float" office:value="-107.037146386077" calcext:value-type="float">
            <text:p>-107,0371463861</text:p>
          </table:table-cell>
          <table:table-cell table:formula="of:=ROUND([.D63])" office:value-type="float" office:value="-107" calcext:value-type="float">
            <text:p>-107</text:p>
          </table:table-cell>
          <table:table-cell/>
          <table:table-cell table:formula="of:=COS(RADIANS([.B63]))" office:value-type="float" office:value="0.994521895368273" calcext:value-type="float">
            <text:p>0,9945218954</text:p>
          </table:table-cell>
          <table:table-cell table:formula="of:=[.G63]*[.$A$1]" office:value-type="float" office:value="1018.39042085711" calcext:value-type="float">
            <text:p>1018,3904208571</text:p>
          </table:table-cell>
          <table:table-cell table:formula="of:=ROUND([.H63])" office:value-type="float" office:value="1018" calcext:value-type="float">
            <text:p>101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0000-00-00T10:56:12.7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Berger</meta:initial-creator>
    <meta:creation-date>2016-07-03T16:59:22.916365726</meta:creation-date>
    <dc:date>2016-07-04T15:07:57.586000000</dc:date>
    <meta:editing-duration>PT4H2M39S</meta:editing-duration>
    <meta:editing-cycles>6</meta:editing-cycles>
    <meta:generator>LibreOffice/4.1.4.2$Windows_x86 LibreOffice_project/0a0440ccc0227ad9829de5f46be37cfb6edcf72</meta:generator>
    <meta:document-statistic meta:table-count="1" meta:cell-count="489" meta:object-count="0"/>
  </office:meta>
</office:document-meta>
</file>